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5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3" style:family="paragraph" style:parent-style-name="Standard" style:list-style-name="L10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4" style:family="paragraph" style:parent-style-name="Standard" style:list-style-name="L5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10"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9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innur Yunusov</text:p>
      <text:p text:style-name="P10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0">• </text:span><text:a xlink:type="simple" xlink:href="http://www.minnur.com/" text:style-name="Internet_20_link" text:visited-style-name="Visited_20_Internet_20_Link"><text:span text:style-name="Internet_20_link"><text:span text:style-name="T10">www.minnur.com</text:span></text:span></text:a><text:span text:style-name="T6"> </text:span><text:span text:style-name="T10">• </text:span><text:span text:style-name="T6">213.304.7627</text:span></text:p>
      <text:p text:style-name="P2"/>
      <text:p text:style-name="P2"/>
      <text:p text:style-name="P11">Summary</text:p>
      <text:p text:style-name="P5"/>
      <text:list xml:id="list4932010529195713723" text:style-name="L1">
        <text:list-item>
          <text:p text:style-name="P17">Proven ability to jump into projects and learn new technologies quickly.</text:p>
        </text:list-item>
        <text:list-item>
          <text:p text:style-name="P17">Proven ability to quickly create prototypes (proof of concept prototyping).</text:p>
        </text:list-item>
        <text:list-item>
          <text:p text:style-name="P17">Proven track record of initiating and delivering successful projects and SaaS products.</text:p>
        </text:list-item>
      </text:list>
      <text:p text:style-name="P5"/>
      <text:p text:style-name="P7">Professional Experience</text:p>
      <text:p text:style-name="P7"/>
      <text:p text:style-name="P5">Chapter Three – San Francisco, CA</text:p>
      <text:p text:style-name="P9">Senior Drupal Developer, June 2015 – Present</text:p>
      <text:list xml:id="list9131811438836644400" text:style-name="L2">
        <text:list-header>
          <text:p text:style-name="P18"/>
        </text:list-header>
        <text:list-item>
          <text:p text:style-name="P18">Developed Document OCR module (PDF processing) with ability to extend via Plugin API.</text:p>
        </text:list-item>
        <text:list-item>
          <text:p text:style-name="P18">Integrated third-party systems (AppleNews, Google Document AI, OpenAI, Azure etc).</text:p>
        </text:list-item>
        <text:list-item>
          <text:p text:style-name="P18">Data migration from non-Drupal into Drupal 8 for ETOnline.</text:p>
        </text:list-item>
        <text:list-item>
          <text:p text:style-name="P18">Integrated SSO (SimpleSAMLphp with ADFS and PingOne, OAuth, Auth0)</text:p>
        </text:list-item>
        <text:list-item>
          <text:p text:style-name="P18">Performed database migrations Drupal to Drupal and non-Drupal to Drupal.</text:p>
        </text:list-item>
        <text:list-item>
          <text:p text:style-name="P18">One of the principal developers of the Apple News module and AppleNewsAPI PHP library.</text:p>
        </text:list-item>
        <text:list-item>
          <text:p text:style-name="P18">Implemented solution to manage data matrix from the spreadsheets (with worksheets and cross-reference between them).</text:p>
        </text:list-item>
        <text:list-item>
          <text:p text:style-name="P18">Implemented various complex business solutions for high profile clients using Drupal.</text:p>
        </text:list-item>
      </text:list>
      <text:list xml:id="list4564027341318780911" text:style-name="L3">
        <text:list-header>
          <text:p text:style-name="P19"/>
        </text:list-header>
      </text:list>
      <text:p text:style-name="P5">Urban Insight, Inc – Los Angeles, CA</text:p>
      <text:p text:style-name="P9">Web Developer, September 2009 – June 2015</text:p>
      <text:p text:style-name="P4"/>
      <text:list xml:id="list5443152450512587620" text:style-name="L4">
        <text:list-item>
          <text:p text:style-name="P20">Developed and maintained high-traffic news websites (NeonTommy.com, ATVN.org).</text:p>
        </text:list-item>
        <text:list-item>
          <text:p text:style-name="P20">Collaborated with client's developer teams to solve various project related issues.</text:p>
        </text:list-item>
        <text:list-item>
          <text:p text:style-name="P21">Performed internal semi-weekly code reviews of other developers to improve their code.</text:p>
        </text:list-item>
        <text:list-item>
          <text:p text:style-name="P21">Participated in internal kick-off project meetings and provided estimates.</text:p>
        </text:list-item>
        <text:list-item>
          <text:p text:style-name="P21">Presented various project overviews, technical details to other internal developers to enhance their skills.</text:p>
        </text:list-item>
        <text:list-item>
          <text:p text:style-name="P21">Integrated Drupal with various third-party services such as Salesforce, Facebook, Twitter, Mailchimp, Google Maps, Constant Contact.</text:p>
        </text:list-item>
        <text:list-item>
          <text:p text:style-name="P21">Developed video courses platform (Planetizen Courses) for Urban Planners.</text:p>
        </text:list-item>
        <text:list-item>
          <text:p text:style-name="P21">Developed custom e-commerce system for Planetizen – urban planning news website.</text:p>
        </text:list-item>
        <text:list-item>
          <text:p text:style-name="P21">Implemented recurring payments with Authorize.net.</text:p>
          <text:p text:style-name="P21"/>
        </text:list-item>
      </text:list>
      <text:p text:style-name="P4"/>
      <text:p text:style-name="P4"/>
      <text:p text:style-name="P6">Freelance</text:p>
      <text:p text:style-name="P4"/>
      <text:list xml:id="list6721020754973425781" text:style-name="L5">
        <text:list-item>
          <text:p text:style-name="P24">Built Chrome extension (video, screen capture application) for a startup company.</text:p>
        </text:list-item>
        <text:list-item>
          <text:p text:style-name="P22">Shopify development (front-end).</text:p>
        </text:list-item>
        <text:list-item>
          <text:p text:style-name="P22">Drupal 9-10 module development.</text:p>
        </text:list-item>
        <text:list-item>
          <text:p text:style-name="P22">Various high profile client maintenance (DWELL, Williams-Sonoma, Inc, Digital Realty, MagMutual, Linguistic Society of America).</text:p>
        </text:list-item>
      </text:list>
      <text:p text:style-name="P4"><text:soft-page-break/></text:p>
      <text:p text:style-name="P7">Education</text:p>
      <text:p text:style-name="P7"/>
      <text:p text:style-name="P5">Tyumen State University – Tyumen, Russia</text:p>
      <text:p text:style-name="P9">Master's Degree in Computer Science, 2003 – 2009</text:p>
      <text:p text:style-name="P3"/>
      <text:list xml:id="list8933994743767760895" text:style-name="L6">
        <text:list-item>
          <text:p text:style-name="P14">Emphasis on System Engineering and Information Technologies.</text:p>
        </text:list-item>
      </text:list>
      <text:p text:style-name="P12"/>
      <text:p text:style-name="P15">Numbers</text:p>
      <text:p text:style-name="P13">Chapter Three.</text:p>
      <text:list xml:id="list3206163407770244245" text:style-name="L7">
        <text:list-item>
          <text:p text:style-name="P26"><text:span text:style-name="T5">At Chapter Three, I maintained over </text:span><text:span text:style-name="T8">220</text:span><text:span text:style-name="T5"> websites. </text:span></text:p>
        </text:list-item>
        <text:list-item>
          <text:p text:style-name="P26"><text:span text:style-name="T5">Migrated over </text:span><text:span text:style-name="T8">70</text:span><text:span text:style-name="T5"> websites from .NET system to Drupal 7. </text:span></text:p>
        </text:list-item>
        <text:list-item>
          <text:p text:style-name="P26"><text:span text:style-name="T5">Wrote over </text:span><text:span text:style-name="T8">30</text:span><text:span text:style-name="T5"> blog posts on a company website about Drupal development.</text:span></text:p>
        </text:list-item>
        <text:list-item>
          <text:p text:style-name="P26"><text:span text:style-name="T5">Over than </text:span><text:span text:style-name="T8">95%</text:span><text:span text:style-name="T5"> of all projects launched on time.</text:span></text:p>
        </text:list-item>
      </text:list>
      <text:p text:style-name="P7"/>
      <text:p text:style-name="P13">Urban Insight, Inc.</text:p>
      <text:list xml:id="list1419974897695270624" text:style-name="L8">
        <text:list-item>
          <text:p text:style-name="P27"><text:span text:style-name="T5">At Urban Insight, Inc, I launched and maintained around </text:span><text:span text:style-name="T8">50</text:span><text:span text:style-name="T5"> websites. </text:span></text:p>
        </text:list-item>
        <text:list-item>
          <text:p text:style-name="P27"><text:span text:style-name="T5">About </text:span><text:span text:style-name="T8">94%</text:span><text:span text:style-name="T5"> of them build using Drupal. </text:span><text:span text:style-name="T8">1%</text:span><text:span text:style-name="T5"> WordPress sites. </text:span><text:span text:style-name="T8">5%</text:span><text:span text:style-name="T5"> of .NET projects. </text:span></text:p>
        </text:list-item>
        <text:list-item>
          <text:p text:style-name="P27"><text:span text:style-name="T5">I maintained around </text:span><text:span text:style-name="T8">26%</text:span><text:span text:style-name="T5"> of all those projects. In average I maintain </text:span><text:span text:style-name="T8">3-5</text:span><text:span text:style-name="T5"> sites at a time.</text:span></text:p>
        </text:list-item>
        <text:list-item>
          <text:p text:style-name="P27"><text:span text:style-name="T5">Around </text:span><text:span text:style-name="T8">80%</text:span><text:span text:style-name="T5"> of my estimates are correct and features are implemented within the estimate or even in less time. </text:span></text:p>
        </text:list-item>
        <text:list-item>
          <text:p text:style-name="P27"><text:span text:style-name="T5">Around </text:span><text:span text:style-name="T8">30%</text:span><text:span text:style-name="T7"> </text:span><text:span text:style-name="T9">of projects were migrated either from other CMS or older versions of Drupal to the most recent.</text:span></text:p>
        </text:list-item>
        <text:list-item>
          <text:p text:style-name="P27"><text:span text:style-name="T5">My salary has grown over </text:span><text:span text:style-name="T8">175%</text:span><text:span text:style-name="T5"> since I started working at the company.</text:span></text:p>
        </text:list-item>
        <text:list-item>
          <text:p text:style-name="P27"><text:span text:style-name="T5">Custom e-commerce module I developed increased the number of sales on one of the sites by about </text:span><text:span text:style-name="T8">10%</text:span><text:span text:style-name="T5">.</text:span></text:p>
        </text:list-item>
        <text:list-item>
          <text:p text:style-name="P27"><text:span text:style-name="T5">Over than </text:span><text:span text:style-name="T8">95%</text:span><text:span text:style-name="T5"> of all projects launched on time.</text:span></text:p>
        </text:list-item>
      </text:list>
      <text:p text:style-name="P4"/>
      <text:p text:style-name="P8">Freelance</text:p>
      <text:p text:style-name="P8"/>
      <text:list xml:id="list5447556199885753997" text:style-name="L9">
        <text:list-item>
          <text:p text:style-name="P28"><text:span text:style-name="T5">I maintained around </text:span><text:span text:style-name="T8">10</text:span><text:span text:style-name="T5"> sites on my spare time. </text:span></text:p>
        </text:list-item>
        <text:list-item>
          <text:p text:style-name="P28"><text:span text:style-name="T8">5</text:span><text:span text:style-name="T5"> of them nationally recognized companies. </text:span></text:p>
        </text:list-item>
        <text:list-item>
          <text:p text:style-name="P28"><text:span text:style-name="T8">100%</text:span><text:span text:style-name="T5"> of all projects delivered on time.</text:span></text:p>
        </text:list-item>
        <text:list-item>
          <text:p text:style-name="P28"><text:span text:style-name="T8">90%</text:span><text:span text:style-name="T5"> of my clients are hiring me for their new projects.</text:span></text:p>
        </text:list-item>
      </text:list>
      <text:p text:style-name="P4"/>
      <text:p text:style-name="P7">Hobbies</text:p>
      <text:p text:style-name="P3"/>
      <text:list xml:id="list8391972802225091388" text:style-name="L10">
        <text:list-item>
          <text:p text:style-name="P25">I am constantly building small side projects using React/NextJS, PHP and when I have time poking around Swift for MacOS/iOS development.</text:p>
        </text:list-item>
        <text:list-item>
          <text:p text:style-name="P25">Built several successful open source projects: Wordpress (7<text:span text:style-name="T11">000</text:span>+ sites using one of the plugins – removed as of today and will be replaced with a new plugin) and Drupal modules (one of them installed on over <text:span text:style-name="T11">1900</text:span>+ sites and I maintain a module that's installed on <text:span text:style-name="T11">11000</text:span>+ sites.).</text:p>
        </text:list-item>
        <text:list-item>
          <text:p text:style-name="P23">Oil painting, photography and some epoxy resin.</text:p>
        </text:list-item>
        <text:list-item>
          <text:p text:style-name="P23">Traveling and exploring different cultu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text:s/>- 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date>2023-08-30T01:31:39</dc:date>
    <meta:editing-cycles>70</meta:editing-cycles>
    <meta:editing-duration>PT14H53M6S</meta:editing-duration>
    <meta:generator>OpenOffice/4.1.9$Unix OpenOffice.org_project/419m1$Build-9805</meta:generator>
    <meta:document-statistic meta:table-count="0" meta:image-count="0" meta:object-count="0" meta:page-count="2" meta:paragraph-count="63" meta:word-count="646" meta:character-count="4089"/>
  </office:meta>
</office:document-meta>
</file>